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data-style-name="N0">
      <style:table-cell-properties fo:border="thin solid #000000" style:vertical-align="automatic" fo:background-color="transparent"/>
    </style:style>
    <style:style style:name="ce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7.3025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lumn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1" table:default-cell-style-name="ce2"/>
        <table:table-column table:style-name="co4" table:number-columns-repeated="16128" table:default-cell-style-name="ce1"/>
        <table:table-column table:style-name="co4" table:number-columns-repeated="2" table:default-cell-style-name="ce2"/>
        <table:table-row table:style-name="ro1">
          <table:table-cell office:value-type="string" table:style-name="ce3">
            <text:p>ALUMNO</text:p>
          </table:table-cell>
          <table:table-cell office:value-type="string" table:style-name="ce3">
            <text:p>DNI</text:p>
          </table:table-cell>
          <table:table-cell office:value-type="string" table:style-name="ce3">
            <text:p>FIRMA</text:p>
          </table:table-cell>
          <table:table-cell table:number-columns-repeated="251" table:style-name="ce2"/>
          <table:table-cell table:number-columns-repeated="16128"/>
          <table:table-cell table:number-columns-repeated="2" table:style-name="ce2"/>
        </table:table-row>
        <table:table-row table:style-name="ro1">
          <table:table-cell office:value-type="string" table:style-name="ce4">
            <text:p>ACEVEDO, CARLA TAMARA</text:p>
          </table:table-cell>
          <table:table-cell office:value-type="float" office:value="38978043" table:style-name="ce4">
            <text:p>3897804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CEVEDO, ALDANA CATERINA</text:p>
          </table:table-cell>
          <table:table-cell office:value-type="float" office:value="40361152" table:style-name="ce4">
            <text:p>4036115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CEVEDO, LEONEL EMANUEL</text:p>
          </table:table-cell>
          <table:table-cell office:value-type="float" office:value="39499967" table:style-name="ce4">
            <text:p>3949996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CEVEDO, NATALIA VANESA</text:p>
          </table:table-cell>
          <table:table-cell office:value-type="float" office:value="28722466" table:style-name="ce4">
            <text:p>2872246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CEVEDO, PRISCILA MARIA LUZ</text:p>
          </table:table-cell>
          <table:table-cell office:value-type="float" office:value="37828702" table:style-name="ce4">
            <text:p>3782870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COSTA, LORNA MAR?A</text:p>
          </table:table-cell>
          <table:table-cell office:value-type="float" office:value="38817935" table:style-name="ce4">
            <text:p>3881793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COSTA, MAGALI BIBIANA</text:p>
          </table:table-cell>
          <table:table-cell office:value-type="float" office:value="41633969" table:style-name="ce4">
            <text:p>4163396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GUIRRE ACOSTA, ALEJANDRA CAROLINA</text:p>
          </table:table-cell>
          <table:table-cell office:value-type="float" office:value="39775404" table:style-name="ce4">
            <text:p>3977540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GUIRRE, ALEXIS MATIAS</text:p>
          </table:table-cell>
          <table:table-cell office:value-type="float" office:value="39499941" table:style-name="ce4">
            <text:p>3949994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GUIRRE, ANABELA AZUCENA</text:p>
          </table:table-cell>
          <table:table-cell office:value-type="float" office:value="40311483" table:style-name="ce4">
            <text:p>4031148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GUIRRE, IVANA SOLEDAD</text:p>
          </table:table-cell>
          <table:table-cell office:value-type="float" office:value="40920541" table:style-name="ce4">
            <text:p>4092054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GUIRRE, VIVIANA CELESTINA</text:p>
          </table:table-cell>
          <table:table-cell office:value-type="float" office:value="33022609" table:style-name="ce4">
            <text:p>3302260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GUIRRE, YOANA ELISABET</text:p>
          </table:table-cell>
          <table:table-cell office:value-type="float" office:value="41848030" table:style-name="ce4">
            <text:p>4184803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LARCON, DANISA PAOLA</text:p>
          </table:table-cell>
          <table:table-cell office:value-type="float" office:value="45341730" table:style-name="ce4">
            <text:p>4534173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LARC?N, DIANA ESTEFANIA</text:p>
          </table:table-cell>
          <table:table-cell office:value-type="float" office:value="38134876" table:style-name="ce4">
            <text:p>3813487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LARCON, FLORENCIA ANABELLA</text:p>
          </table:table-cell>
          <table:table-cell office:value-type="float" office:value="39856692" table:style-name="ce4">
            <text:p>3985669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LARCON, NADIA PAOLA</text:p>
          </table:table-cell>
          <table:table-cell office:value-type="float" office:value="40647394" table:style-name="ce4">
            <text:p>4064739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LARCON, SILVANA ALEJANDRA</text:p>
          </table:table-cell>
          <table:table-cell office:value-type="float" office:value="36809552" table:style-name="ce4">
            <text:p>3680955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LARCON, VERONICA JOANA</text:p>
          </table:table-cell>
          <table:table-cell office:value-type="float" office:value="37398168" table:style-name="ce4">
            <text:p>3739816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LEGRE, ALDANA MARICEL</text:p>
          </table:table-cell>
          <table:table-cell office:value-type="float" office:value="42558505" table:style-name="ce4">
            <text:p>4255850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LMIR?N, MARIELA RAQUEL</text:p>
          </table:table-cell>
          <table:table-cell office:value-type="float" office:value="37561660" table:style-name="ce4">
            <text:p>3756166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LTAMIRANO, CAROLINA</text:p>
          </table:table-cell>
          <table:table-cell office:value-type="float" office:value="40968061" table:style-name="ce4">
            <text:p>4096806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LTAMIRANO, FATIMA LUDMILA</text:p>
          </table:table-cell>
          <table:table-cell office:value-type="float" office:value="38520473" table:style-name="ce4">
            <text:p>3852047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LVAREZ, EMILCE VERONICA</text:p>
          </table:table-cell>
          <table:table-cell office:value-type="float" office:value="28722243" table:style-name="ce4">
            <text:p>2872224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QUINO, MARIA DE LOS ANGELES</text:p>
          </table:table-cell>
          <table:table-cell office:value-type="float" office:value="41133430" table:style-name="ce4">
            <text:p>4113343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QUINO, ROC?O BEL?N</text:p>
          </table:table-cell>
          <table:table-cell office:value-type="float" office:value="40361156" table:style-name="ce4">
            <text:p>4036115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QUINO, TOBIAS GABRIEL</text:p>
          </table:table-cell>
          <table:table-cell office:value-type="float" office:value="39856696" table:style-name="ce4">
            <text:p>3985669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RM?A, EMILCE LUCIANA</text:p>
          </table:table-cell>
          <table:table-cell office:value-type="float" office:value="41847975" table:style-name="ce4">
            <text:p>4184797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VALOS, BRENDA NATAL?</text:p>
          </table:table-cell>
          <table:table-cell office:value-type="float" office:value="33105641" table:style-name="ce4">
            <text:p>3310564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VALOS, ERICA ANDREA</text:p>
          </table:table-cell>
          <table:table-cell office:value-type="float" office:value="35130488" table:style-name="ce4">
            <text:p>3513048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VALOS, LUCAS HERNAN</text:p>
          </table:table-cell>
          <table:table-cell office:value-type="float" office:value="36405852" table:style-name="ce4">
            <text:p>3640585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AYALA, LORENA SOLEDAD</text:p>
          </table:table-cell>
          <table:table-cell office:value-type="float" office:value="40360951" table:style-name="ce4">
            <text:p>4036095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ALMACEDA, ANTONELLA ELIZABETH</text:p>
          </table:table-cell>
          <table:table-cell office:value-type="float" office:value="41658157" table:style-name="ce4">
            <text:p>4165815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ALMACEDA, MARISA NOEMI</text:p>
          </table:table-cell>
          <table:table-cell office:value-type="float" office:value="28012962" table:style-name="ce4">
            <text:p>2801296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ARBOZA, CRISTELA ANABEL</text:p>
          </table:table-cell>
          <table:table-cell office:value-type="float" office:value="38818346" table:style-name="ce4">
            <text:p>3881834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ARIZ, MICAELA DAMARIS</text:p>
          </table:table-cell>
          <table:table-cell office:value-type="float" office:value="39661477" table:style-name="ce4">
            <text:p>3966147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ARRETO, MALVINA SOLEDAD</text:p>
          </table:table-cell>
          <table:table-cell office:value-type="float" office:value="28722311" table:style-name="ce4">
            <text:p>2872231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ARRIOS, CELESTE CATALINA</text:p>
          </table:table-cell>
          <table:table-cell office:value-type="float" office:value="37828889" table:style-name="ce4">
            <text:p>3782888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ARRIOS, YOANA MARIA</text:p>
          </table:table-cell>
          <table:table-cell office:value-type="float" office:value="38818033" table:style-name="ce4">
            <text:p>3881803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ASER, CAMILA JUDITH</text:p>
          </table:table-cell>
          <table:table-cell office:value-type="float" office:value="38288662" table:style-name="ce4">
            <text:p>3828866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ASER, MACARENA SOLEDAD</text:p>
          </table:table-cell>
          <table:table-cell office:value-type="float" office:value="40920511" table:style-name="ce4">
            <text:p>4092051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ENITEZ VILLAMAYOR, JAZM?N ARACELI</text:p>
          </table:table-cell>
          <table:table-cell office:value-type="float" office:value="42182053" table:style-name="ce4">
            <text:p>4218205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ERON, LIONEL EDUARDO</text:p>
          </table:table-cell>
          <table:table-cell office:value-type="float" office:value="37711609" table:style-name="ce4">
            <text:p>3771160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ERTRAN, AIL?N MILAGROS</text:p>
          </table:table-cell>
          <table:table-cell office:value-type="float" office:value="37828861" table:style-name="ce4">
            <text:p>3782886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LANCO, PEDRO HERNAN</text:p>
          </table:table-cell>
          <table:table-cell office:value-type="float" office:value="41633925" table:style-name="ce4">
            <text:p>4163392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LANCO, SANDRA FABIANA</text:p>
          </table:table-cell>
          <table:table-cell office:value-type="float" office:value="32703658" table:style-name="ce4">
            <text:p>3270365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OGADO, YAMILA</text:p>
          </table:table-cell>
          <table:table-cell office:value-type="float" office:value="38817991" table:style-name="ce4">
            <text:p>3881799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ORDA, FIAMA BEATRIZ</text:p>
          </table:table-cell>
          <table:table-cell office:value-type="float" office:value="39949399" table:style-name="ce4">
            <text:p>3994939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ORDE, MACARENA LUZ</text:p>
          </table:table-cell>
          <table:table-cell office:value-type="float" office:value="44996059" table:style-name="ce4">
            <text:p>4499605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ORELLI, J?SICA ANTONELLA</text:p>
          </table:table-cell>
          <table:table-cell office:value-type="float" office:value="36735223" table:style-name="ce4">
            <text:p>3673522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RAC, DAIANA JAZMIN</text:p>
          </table:table-cell>
          <table:table-cell office:value-type="float" office:value="39125848" table:style-name="ce4">
            <text:p>3912584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RAZZART, TAMARA MALENA</text:p>
          </table:table-cell>
          <table:table-cell office:value-type="float" office:value="39499911" table:style-name="ce4">
            <text:p>3949991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RITEZ, JOAQUIN ISAIAS</text:p>
          </table:table-cell>
          <table:table-cell office:value-type="float" office:value="37579841" table:style-name="ce4">
            <text:p>3757984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BROGGI, AYELEN EDITH</text:p>
          </table:table-cell>
          <table:table-cell office:value-type="float" office:value="33381998" table:style-name="ce4">
            <text:p>3338199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ABRAL, BRENDA MELISA</text:p>
          </table:table-cell>
          <table:table-cell office:value-type="float" office:value="39856993" table:style-name="ce4">
            <text:p>3985699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ABRAL, MARIANA CAROLA</text:p>
          </table:table-cell>
          <table:table-cell office:value-type="float" office:value="27389024" table:style-name="ce4">
            <text:p>2738902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ABRERA, CARINA EMILCE</text:p>
          </table:table-cell>
          <table:table-cell office:value-type="float" office:value="26994882" table:style-name="ce4">
            <text:p>2699488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ABRERA, JULIETA ARACELI</text:p>
          </table:table-cell>
          <table:table-cell office:value-type="float" office:value="39125851" table:style-name="ce4">
            <text:p>3912585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ACERES, FACUNDO GABRIEL</text:p>
          </table:table-cell>
          <table:table-cell office:value-type="float" office:value="39856770" table:style-name="ce4">
            <text:p>3985677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ACERES, MAT?AS EFRA?N</text:p>
          </table:table-cell>
          <table:table-cell office:value-type="float" office:value="38818193" table:style-name="ce4">
            <text:p>3881819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AMACHO GONZ?LEZ, F?TIMA RAQUEL</text:p>
          </table:table-cell>
          <table:table-cell office:value-type="float" office:value="95639804" table:style-name="ce4">
            <text:p>9563980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ANARIO, CARINA SILVANA</text:p>
          </table:table-cell>
          <table:table-cell office:value-type="float" office:value="27186993" table:style-name="ce4">
            <text:p>2718699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number-rows-repeated="2" table:style-name="ro1">
          <table:table-cell office:value-type="string" table:style-name="ce4">
            <text:p>CARDOZO, MARIA ELENA</text:p>
          </table:table-cell>
          <table:table-cell office:value-type="float" office:value="29369242" table:style-name="ce4">
            <text:p>2936924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ARDOZO, MARINA PAOLA</text:p>
          </table:table-cell>
          <table:table-cell office:value-type="float" office:value="36481153" table:style-name="ce4">
            <text:p>3648115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ARDOZO, VANESA MARISEL</text:p>
          </table:table-cell>
          <table:table-cell office:value-type="float" office:value="31795768" table:style-name="ce4">
            <text:p>3179576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ARRERA, ERICA CLARIBEL</text:p>
          </table:table-cell>
          <table:table-cell office:value-type="float" office:value="36895891" table:style-name="ce4">
            <text:p>3689589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ENTURION, NORMA ROC?O</text:p>
          </table:table-cell>
          <table:table-cell office:value-type="float" office:value="40920530" table:style-name="ce4">
            <text:p>4092053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HARA, GUILLERMO LEONEL</text:p>
          </table:table-cell>
          <table:table-cell office:value-type="float" office:value="36809718" table:style-name="ce4">
            <text:p>3680971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ONTARDE, MARIANO GAST?N</text:p>
          </table:table-cell>
          <table:table-cell office:value-type="float" office:value="39856806" table:style-name="ce4">
            <text:p>3985680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ONTRERA, ARIANA ALDANA</text:p>
          </table:table-cell>
          <table:table-cell office:value-type="float" office:value="40312229" table:style-name="ce4">
            <text:p>4031222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ORTEZ, ARIANA CARLA</text:p>
          </table:table-cell>
          <table:table-cell office:value-type="float" office:value="40968047" table:style-name="ce4">
            <text:p>4096804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ORTEZ, MELANIE JEANETTE</text:p>
          </table:table-cell>
          <table:table-cell office:value-type="float" office:value="38380376" table:style-name="ce4">
            <text:p>3838037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OSTA, DANIELA JORGELINA</text:p>
          </table:table-cell>
          <table:table-cell office:value-type="float" office:value="37829007" table:style-name="ce4">
            <text:p>3782900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CUEVAS, JOS? ALEJANDRO DAVID</text:p>
          </table:table-cell>
          <table:table-cell office:value-type="float" office:value="39856608" table:style-name="ce4">
            <text:p>3985660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E GREEF, ERICK</text:p>
          </table:table-cell>
          <table:table-cell office:value-type="float" office:value="37828798" table:style-name="ce4">
            <text:p>3782879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EASIS, VANESA MABEL</text:p>
          </table:table-cell>
          <table:table-cell office:value-type="float" office:value="36405606" table:style-name="ce4">
            <text:p>3640560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ECKER, ADRIANA ANTONELA</text:p>
          </table:table-cell>
          <table:table-cell office:value-type="float" office:value="40905407" table:style-name="ce4">
            <text:p>4090540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EL FABRO, ALEXIS ANAH?</text:p>
          </table:table-cell>
          <table:table-cell office:value-type="float" office:value="38376202" table:style-name="ce4">
            <text:p>3837620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EL FABRO, ERICA FABIANA</text:p>
          </table:table-cell>
          <table:table-cell office:value-type="float" office:value="27880146" table:style-name="ce4">
            <text:p>2788014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ELFINO, WALTER RAMON</text:p>
          </table:table-cell>
          <table:table-cell office:value-type="float" office:value="39856658" table:style-name="ce4">
            <text:p>3985665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ELSSIN, LORENA ANAHI</text:p>
          </table:table-cell>
          <table:table-cell office:value-type="float" office:value="33614927" table:style-name="ce4">
            <text:p>3361492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ELT?N, CATERINA LISET</text:p>
          </table:table-cell>
          <table:table-cell office:value-type="float" office:value="41633937" table:style-name="ce4">
            <text:p>4163393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ELT?N, LEIDI GIULIANA</text:p>
          </table:table-cell>
          <table:table-cell office:value-type="float" office:value="40360847" table:style-name="ce4">
            <text:p>4036084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ELT?N, MAR?A FLORENCIA</text:p>
          </table:table-cell>
          <table:table-cell office:value-type="float" office:value="39367801" table:style-name="ce4">
            <text:p>3936780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ELT?N, MELISA ASUNCI?N</text:p>
          </table:table-cell>
          <table:table-cell office:value-type="float" office:value="38818196" table:style-name="ce4">
            <text:p>3881819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IAZ, ROCIO ANABEL</text:p>
          </table:table-cell>
          <table:table-cell office:value-type="float" office:value="40548303" table:style-name="ce4">
            <text:p>4054830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?EZ, OSCAR ALEJANDRO</text:p>
          </table:table-cell>
          <table:table-cell office:value-type="float" office:value="38818333" table:style-name="ce4">
            <text:p>3881833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UARTE, ALEXIS RAM?N</text:p>
          </table:table-cell>
          <table:table-cell office:value-type="float" office:value="41288638" table:style-name="ce4">
            <text:p>4128863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number-rows-repeated="2" table:style-name="ro1">
          <table:table-cell office:value-type="string" table:style-name="ce4">
            <text:p>DUARTE, CLOTILDE CLARA</text:p>
          </table:table-cell>
          <table:table-cell office:value-type="float" office:value="12923251" table:style-name="ce4">
            <text:p>1292325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DURANDO, LEONELA YANINA</text:p>
          </table:table-cell>
          <table:table-cell office:value-type="float" office:value="38971506" table:style-name="ce4">
            <text:p>3897150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ENCINAS, FLORENCIA BEL?N</text:p>
          </table:table-cell>
          <table:table-cell office:value-type="float" office:value="41732481" table:style-name="ce4">
            <text:p>4173248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ENRIQUE, ROCIO DANIELA</text:p>
          </table:table-cell>
          <table:table-cell office:value-type="float" office:value="36735296" table:style-name="ce4">
            <text:p>3673529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ESCALANTE, ZULEMA NELY</text:p>
          </table:table-cell>
          <table:table-cell office:value-type="float" office:value="36481175" table:style-name="ce4">
            <text:p>3648117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ESCOBAR, GISEL NOELIA</text:p>
          </table:table-cell>
          <table:table-cell office:value-type="float" office:value="36481152" table:style-name="ce4">
            <text:p>3648115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ESCOBAR, VALERIA SOLEDAD AIDA</text:p>
          </table:table-cell>
          <table:table-cell office:value-type="float" office:value="34814833" table:style-name="ce4">
            <text:p>3481483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ESMAY, AXEL EMANUEL</text:p>
          </table:table-cell>
          <table:table-cell office:value-type="float" office:value="41489927" table:style-name="ce4">
            <text:p>4148992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ESMAY, NAOM? NOEM?</text:p>
          </table:table-cell>
          <table:table-cell office:value-type="float" office:value="42609225" table:style-name="ce4">
            <text:p>4260922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ESQUIVEL, XOANA PAMELA</text:p>
          </table:table-cell>
          <table:table-cell office:value-type="float" office:value="33907449" table:style-name="ce4">
            <text:p>3390744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ALCON, DANISA MICAELA</text:p>
          </table:table-cell>
          <table:table-cell office:value-type="float" office:value="41633974" table:style-name="ce4">
            <text:p>4163397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ALCON, ELIANA MAGALI</text:p>
          </table:table-cell>
          <table:table-cell office:value-type="float" office:value="39245943" table:style-name="ce4">
            <text:p>3924594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AULKNER, MELINA</text:p>
          </table:table-cell>
          <table:table-cell office:value-type="float" office:value="42558560" table:style-name="ce4">
            <text:p>4255856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ECK, JUDITH MAR?A</text:p>
          </table:table-cell>
          <table:table-cell office:value-type="float" office:value="29369253" table:style-name="ce4">
            <text:p>2936925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ERNANDEZ, GEORGINA BEL?N</text:p>
          </table:table-cell>
          <table:table-cell office:value-type="float" office:value="41658168" table:style-name="ce4">
            <text:p>4165816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ERNANDEZ, JOAQU?N EXEQUIEL</text:p>
          </table:table-cell>
          <table:table-cell office:value-type="float" office:value="41658185" table:style-name="ce4">
            <text:p>4165818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ERNANDEZ, MARIANELA NATIVIDAD</text:p>
          </table:table-cell>
          <table:table-cell office:value-type="float" office:value="40361086" table:style-name="ce4">
            <text:p>4036108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ERNANDEZ, MARICEL ELISABET</text:p>
          </table:table-cell>
          <table:table-cell office:value-type="float" office:value="38819822" table:style-name="ce4">
            <text:p>3881982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number-rows-repeated="2" table:style-name="ro1">
          <table:table-cell office:value-type="string" table:style-name="ce4">
            <text:p>FERNANDEZ, MELINA ALEJANDRA</text:p>
          </table:table-cell>
          <table:table-cell office:value-type="float" office:value="39499582" table:style-name="ce4">
            <text:p>3949958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IANT, YANINA LILIANA</text:p>
          </table:table-cell>
          <table:table-cell office:value-type="float" office:value="36405777" table:style-name="ce4">
            <text:p>3640577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ISCH, FACUNDO JOAQU?N</text:p>
          </table:table-cell>
          <table:table-cell office:value-type="float" office:value="39389150" table:style-name="ce4">
            <text:p>3938915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LORES, ALDANA AYL?N</text:p>
          </table:table-cell>
          <table:table-cell office:value-type="float" office:value="39499989" table:style-name="ce4">
            <text:p>3949998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LORES, LETICIA BEATRIZ</text:p>
          </table:table-cell>
          <table:table-cell office:value-type="float" office:value="41849079" table:style-name="ce4">
            <text:p>4184907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LORES, LUCIANA RAQUEL</text:p>
          </table:table-cell>
          <table:table-cell office:value-type="float" office:value="39856781" table:style-name="ce4">
            <text:p>3985678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ORLIN, ABIGAIL LUCIANA</text:p>
          </table:table-cell>
          <table:table-cell office:value-type="float" office:value="37407167" table:style-name="ce4">
            <text:p>3740716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ORL?N, ELIANA ANABEL</text:p>
          </table:table-cell>
          <table:table-cell office:value-type="float" office:value="30707031" table:style-name="ce4">
            <text:p>3070703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ORLIN, ROMINA ROCIO</text:p>
          </table:table-cell>
          <table:table-cell office:value-type="float" office:value="36405632" table:style-name="ce4">
            <text:p>3640563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FRANCO, GISELA SOLEDAD</text:p>
          </table:table-cell>
          <table:table-cell office:value-type="float" office:value="35769087" table:style-name="ce4">
            <text:p>3576908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LARZA, MONICA DEL CARMEN</text:p>
          </table:table-cell>
          <table:table-cell office:value-type="float" office:value="21988675" table:style-name="ce4">
            <text:p>2198867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LARZA, PRISCILA MAGAL?</text:p>
          </table:table-cell>
          <table:table-cell office:value-type="float" office:value="37828943" table:style-name="ce4">
            <text:p>3782894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LARZA, VANESA ELISA</text:p>
          </table:table-cell>
          <table:table-cell office:value-type="float" office:value="39856935" table:style-name="ce4">
            <text:p>3985693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LARZA, YANINA MARILIN</text:p>
          </table:table-cell>
          <table:table-cell office:value-type="float" office:value="28722046" table:style-name="ce4">
            <text:p>2872204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LEANO, NANCY ALEJANDRA</text:p>
          </table:table-cell>
          <table:table-cell office:value-type="float" office:value="35130376" table:style-name="ce4">
            <text:p>3513037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LLARDO, AGUSTINA EMILIA</text:p>
          </table:table-cell>
          <table:table-cell office:value-type="float" office:value="41227226" table:style-name="ce4">
            <text:p>4122722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MARRA, MARISA DEL CARMEN</text:p>
          </table:table-cell>
          <table:table-cell office:value-type="float" office:value="31978465" table:style-name="ce4">
            <text:p>3197846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MARRA, MILAGROS MAYLEN</text:p>
          </table:table-cell>
          <table:table-cell office:value-type="float" office:value="40362970" table:style-name="ce4">
            <text:p>4036297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MARRA, SILVANA VERONICA</text:p>
          </table:table-cell>
          <table:table-cell office:value-type="float" office:value="32225109" table:style-name="ce4">
            <text:p>3222510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MARRA, Y?SICA DANIELA</text:p>
          </table:table-cell>
          <table:table-cell office:value-type="float" office:value="40360855" table:style-name="ce4">
            <text:p>4036085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RCIA, ALEXIS SEBASTIAN</text:p>
          </table:table-cell>
          <table:table-cell office:value-type="float" office:value="37828843" table:style-name="ce4">
            <text:p>3782884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ZZOLA, RODRIGO DAMI?N</text:p>
          </table:table-cell>
          <table:table-cell office:value-type="float" office:value="37828901" table:style-name="ce4">
            <text:p>3782890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AZZOLA, SEBASTIAN ARIEL</text:p>
          </table:table-cell>
          <table:table-cell office:value-type="float" office:value="37828902" table:style-name="ce4">
            <text:p>3782890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IMENEZ, JESICA DANIELA</text:p>
          </table:table-cell>
          <table:table-cell office:value-type="float" office:value="39959243" table:style-name="ce4">
            <text:p>3995924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ODEAS, ANTONELA ROMINA</text:p>
          </table:table-cell>
          <table:table-cell office:value-type="float" office:value="31386282" table:style-name="ce4">
            <text:p>3138628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number-rows-repeated="2" table:style-name="ro1">
          <table:table-cell office:value-type="string" table:style-name="ce4">
            <text:p>GOMEZ, CAMILA AYELEN</text:p>
          </table:table-cell>
          <table:table-cell office:value-type="float" office:value="41658183" table:style-name="ce4">
            <text:p>4165818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OMEZ, CAMILA YADIRA</text:p>
          </table:table-cell>
          <table:table-cell office:value-type="float" office:value="38818039" table:style-name="ce4">
            <text:p>3881803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?MEZ, CLAUDIA ALEJANDRA</text:p>
          </table:table-cell>
          <table:table-cell office:value-type="float" office:value="33641297" table:style-name="ce4">
            <text:p>3364129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OMEZ, GISELA ELIZABETH</text:p>
          </table:table-cell>
          <table:table-cell office:value-type="float" office:value="41603360" table:style-name="ce4">
            <text:p>4160336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OMEZ, LISANDRA PAMELA</text:p>
          </table:table-cell>
          <table:table-cell office:value-type="float" office:value="41491033" table:style-name="ce4">
            <text:p>4149103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OMEZ, VANESA ITAT?</text:p>
          </table:table-cell>
          <table:table-cell office:value-type="float" office:value="32490335" table:style-name="ce4">
            <text:p>3249033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ONZALEZ HULET, AGOSTINA DAIANA</text:p>
          </table:table-cell>
          <table:table-cell office:value-type="float" office:value="41866188" table:style-name="ce4">
            <text:p>4186618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ONZALEZ, SABINA CARLA</text:p>
          </table:table-cell>
          <table:table-cell office:value-type="float" office:value="33641348" table:style-name="ce4">
            <text:p>3364134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ONZALEZ, SUSANA ARACELI</text:p>
          </table:table-cell>
          <table:table-cell office:value-type="float" office:value="38978072" table:style-name="ce4">
            <text:p>3897807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RILL FISCH, ELIANA EVELYN</text:p>
          </table:table-cell>
          <table:table-cell office:value-type="float" office:value="31007250" table:style-name="ce4">
            <text:p>3100725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RILL, GABRIELA XIMENA</text:p>
          </table:table-cell>
          <table:table-cell office:value-type="float" office:value="37398142" table:style-name="ce4">
            <text:p>3739814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RILL, LUCIANA JACKELINE</text:p>
          </table:table-cell>
          <table:table-cell office:value-type="float" office:value="38817969" table:style-name="ce4">
            <text:p>3881796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GROSSO, JULIETA MAR?A</text:p>
          </table:table-cell>
          <table:table-cell office:value-type="float" office:value="41406841" table:style-name="ce4">
            <text:p>4140684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HARDY, CARLA FLORENCIA</text:p>
          </table:table-cell>
          <table:table-cell office:value-type="float" office:value="40361080" table:style-name="ce4">
            <text:p>4036108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HARDY, NATALIA LORENA</text:p>
          </table:table-cell>
          <table:table-cell office:value-type="float" office:value="28012995" table:style-name="ce4">
            <text:p>2801299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INSAURRALDE, ARIANA AYEL?N</text:p>
          </table:table-cell>
          <table:table-cell office:value-type="float" office:value="40920514" table:style-name="ce4">
            <text:p>4092051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INSAURRALDE, GUSTAVO DANIEL</text:p>
          </table:table-cell>
          <table:table-cell office:value-type="float" office:value="40361229" table:style-name="ce4">
            <text:p>4036122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INSAURRALDE, LUZ DEL ROSARIO</text:p>
          </table:table-cell>
          <table:table-cell office:value-type="float" office:value="41360102" table:style-name="ce4">
            <text:p>4136010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INSAURRALDE, MICAELA AGUSTINA</text:p>
          </table:table-cell>
          <table:table-cell office:value-type="float" office:value="41288579" table:style-name="ce4">
            <text:p>4128857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INSAURRALDE, STELLA MARIS</text:p>
          </table:table-cell>
          <table:table-cell office:value-type="float" office:value="39856870" table:style-name="ce4">
            <text:p>3985687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JARA, CINTIA EVELIN</text:p>
          </table:table-cell>
          <table:table-cell office:value-type="float" office:value="33105516" table:style-name="ce4">
            <text:p>3310551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JASTRZEBSKI, STEFAN?A AYEL?N</text:p>
          </table:table-cell>
          <table:table-cell office:value-type="float" office:value="41633981" table:style-name="ce4">
            <text:p>4163398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KIENER, FACUNDO NAHUEL</text:p>
          </table:table-cell>
          <table:table-cell office:value-type="float" office:value="39499962" table:style-name="ce4">
            <text:p>3949996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EDESMA, VIVIANA RAMONA</text:p>
          </table:table-cell>
          <table:table-cell office:value-type="float" office:value="36481144" table:style-name="ce4">
            <text:p>3648114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EDESMA, YOANA SOLEDAD</text:p>
          </table:table-cell>
          <table:table-cell office:value-type="float" office:value="38376224" table:style-name="ce4">
            <text:p>3837622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EGUIZA, KAREN AGOSTINA</text:p>
          </table:table-cell>
          <table:table-cell office:value-type="float" office:value="37828888" table:style-name="ce4">
            <text:p>3782888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ESCANO, MARCELA NOEM?</text:p>
          </table:table-cell>
          <table:table-cell office:value-type="float" office:value="30024109" table:style-name="ce4">
            <text:p>3002410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?PEZ, ANAH? DEL CARMEN</text:p>
          </table:table-cell>
          <table:table-cell office:value-type="float" office:value="41849046" table:style-name="ce4">
            <text:p>4184904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OPEZ, ESTELA MAR?A</text:p>
          </table:table-cell>
          <table:table-cell office:value-type="float" office:value="30707200" table:style-name="ce4">
            <text:p>3070720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OPEZ, MARIL?N ANTONELA</text:p>
          </table:table-cell>
          <table:table-cell office:value-type="float" office:value="40920510" table:style-name="ce4">
            <text:p>4092051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?PEZ, NANCY ELISABET</text:p>
          </table:table-cell>
          <table:table-cell office:value-type="float" office:value="28722495" table:style-name="ce4">
            <text:p>2872249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OPEZ, VALERIA EVELIN</text:p>
          </table:table-cell>
          <table:table-cell office:value-type="float" office:value="41057352" table:style-name="ce4">
            <text:p>4105735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OPEZ, ZUNILDA MARIANELA</text:p>
          </table:table-cell>
          <table:table-cell office:value-type="float" office:value="38978013" table:style-name="ce4">
            <text:p>3897801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UGO, AYL?N MAR?A LUJ?N</text:p>
          </table:table-cell>
          <table:table-cell office:value-type="float" office:value="40361069" table:style-name="ce4">
            <text:p>4036106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LUQUE, ANAH? DAIANA</text:p>
          </table:table-cell>
          <table:table-cell office:value-type="float" office:value="36405796" table:style-name="ce4">
            <text:p>3640579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AGNAGO, LIS EVELIN</text:p>
          </table:table-cell>
          <table:table-cell office:value-type="float" office:value="31458423" table:style-name="ce4">
            <text:p>3145842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AIDANA ACEVEDO, MARCELO IVAN</text:p>
          </table:table-cell>
          <table:table-cell office:value-type="float" office:value="38818194" table:style-name="ce4">
            <text:p>3881819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ANDER, CRISTINA MARIA DANIELA</text:p>
          </table:table-cell>
          <table:table-cell office:value-type="float" office:value="27880118" table:style-name="ce4">
            <text:p>2788011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ARECO, CAREN ELIANA</text:p>
          </table:table-cell>
          <table:table-cell office:value-type="float" office:value="37829086" table:style-name="ce4">
            <text:p>3782908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ARTINEZ, CLARISA ANALIA</text:p>
          </table:table-cell>
          <table:table-cell office:value-type="float" office:value="40968034" table:style-name="ce4">
            <text:p>4096803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ARTINEZ, SEBASTIAN GONZALO</text:p>
          </table:table-cell>
          <table:table-cell office:value-type="float" office:value="33365651" table:style-name="ce4">
            <text:p>3336565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ASSARO, TATIANA EVELYN</text:p>
          </table:table-cell>
          <table:table-cell office:value-type="float" office:value="39856975" table:style-name="ce4">
            <text:p>3985697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ATTAR, MARIA LUZ</text:p>
          </table:table-cell>
          <table:table-cell office:value-type="float" office:value="39126040" table:style-name="ce4">
            <text:p>3912604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EJ?AS, ANABEL MAR?A ITAT?</text:p>
          </table:table-cell>
          <table:table-cell office:value-type="float" office:value="32583223" table:style-name="ce4">
            <text:p>3258322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ELGAREJO, SERGIO DARIO</text:p>
          </table:table-cell>
          <table:table-cell office:value-type="float" office:value="27039961" table:style-name="ce4">
            <text:p>2703996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ENDOZA, ALDANA ITATI</text:p>
          </table:table-cell>
          <table:table-cell office:value-type="float" office:value="41849025" table:style-name="ce4">
            <text:p>4184902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I?O, DAIANA AYEL?N</text:p>
          </table:table-cell>
          <table:table-cell office:value-type="float" office:value="38978073" table:style-name="ce4">
            <text:p>3897807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OLINA, CECILIA BEL?N</text:p>
          </table:table-cell>
          <table:table-cell office:value-type="float" office:value="39856976" table:style-name="ce4">
            <text:p>3985697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OLINA, ELIANA ANDREA</text:p>
          </table:table-cell>
          <table:table-cell office:value-type="float" office:value="35769332" table:style-name="ce4">
            <text:p>3576933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OLINA, MARISABEL</text:p>
          </table:table-cell>
          <table:table-cell office:value-type="float" office:value="39125835" table:style-name="ce4">
            <text:p>3912583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OREL, ELENA LORENA</text:p>
          </table:table-cell>
          <table:table-cell office:value-type="float" office:value="38376211" table:style-name="ce4">
            <text:p>3837621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MU?OS, MELINA</text:p>
          </table:table-cell>
          <table:table-cell office:value-type="float" office:value="39856734" table:style-name="ce4">
            <text:p>3985673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NAVARRO, ?RICA MAILEN</text:p>
          </table:table-cell>
          <table:table-cell office:value-type="float" office:value="36405898" table:style-name="ce4">
            <text:p>3640589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NU?EZ, RITA AYELEN</text:p>
          </table:table-cell>
          <table:table-cell office:value-type="float" office:value="39125938" table:style-name="ce4">
            <text:p>3912593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O CONNOR, DALMA ALEXA</text:p>
          </table:table-cell>
          <table:table-cell office:value-type="float" office:value="38978075" table:style-name="ce4">
            <text:p>3897807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OCAMPO, CRISTIAN ANDR?S</text:p>
          </table:table-cell>
          <table:table-cell office:value-type="float" office:value="35770233" table:style-name="ce4">
            <text:p>3577023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OJEDA, GUSTAVO ARIEL</text:p>
          </table:table-cell>
          <table:table-cell office:value-type="float" office:value="40968022" table:style-name="ce4">
            <text:p>4096802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OJEDA, SIBILA AYELEN</text:p>
          </table:table-cell>
          <table:table-cell office:value-type="float" office:value="41732441" table:style-name="ce4">
            <text:p>4173244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OJEDA, YAMILA AYLEN</text:p>
          </table:table-cell>
          <table:table-cell office:value-type="float" office:value="38818213" table:style-name="ce4">
            <text:p>3881821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ORZO, MAR?A JIMENA</text:p>
          </table:table-cell>
          <table:table-cell office:value-type="float" office:value="41633991" table:style-name="ce4">
            <text:p>4163399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OTAZO, MICAELA DAIANA</text:p>
          </table:table-cell>
          <table:table-cell office:value-type="float" office:value="41407306" table:style-name="ce4">
            <text:p>4140730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ADR?N, SILVINA ROC?O</text:p>
          </table:table-cell>
          <table:table-cell office:value-type="float" office:value="40361101" table:style-name="ce4">
            <text:p>4036110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ALACIO, MARIA FLORENCIA</text:p>
          </table:table-cell>
          <table:table-cell office:value-type="float" office:value="40311183" table:style-name="ce4">
            <text:p>4031118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ANIAGUA, JUAN ABEL</text:p>
          </table:table-cell>
          <table:table-cell office:value-type="float" office:value="39856730" table:style-name="ce4">
            <text:p>3985673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ARE, YENIT AYEL?N</text:p>
          </table:table-cell>
          <table:table-cell office:value-type="float" office:value="40968001" table:style-name="ce4">
            <text:p>4096800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AREDES, GRACIELA</text:p>
          </table:table-cell>
          <table:table-cell office:value-type="float" office:value="38818262" table:style-name="ce4">
            <text:p>3881826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AREDES, PAMELA TATIANA</text:p>
          </table:table-cell>
          <table:table-cell office:value-type="float" office:value="33105578" table:style-name="ce4">
            <text:p>3310557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AVON, DAIANA ELISABET</text:p>
          </table:table-cell>
          <table:table-cell office:value-type="float" office:value="37711666" table:style-name="ce4">
            <text:p>3771166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AVON, LUISINA NOEMI</text:p>
          </table:table-cell>
          <table:table-cell office:value-type="float" office:value="40361187" table:style-name="ce4">
            <text:p>4036118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EDROZO, CINTIA ANTONELA</text:p>
          </table:table-cell>
          <table:table-cell office:value-type="float" office:value="33382070" table:style-name="ce4">
            <text:p>3338207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EREYRA, IVANA DAMARIS</text:p>
          </table:table-cell>
          <table:table-cell office:value-type="float" office:value="42202980" table:style-name="ce4">
            <text:p>4220298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EREYRA, TANIA LORELEY</text:p>
          </table:table-cell>
          <table:table-cell office:value-type="float" office:value="36405831" table:style-name="ce4">
            <text:p>3640583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EREZ, CARLA MARISOL</text:p>
          </table:table-cell>
          <table:table-cell office:value-type="float" office:value="38818331" table:style-name="ce4">
            <text:p>3881833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?REZ, GABRIELA MARIL?N</text:p>
          </table:table-cell>
          <table:table-cell office:value-type="float" office:value="41849092" table:style-name="ce4">
            <text:p>4184909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EREZ, GISELA ERICA ELISABET</text:p>
          </table:table-cell>
          <table:table-cell office:value-type="float" office:value="36249681" table:style-name="ce4">
            <text:p>3624968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EREZ, JULIANA BEATRIZ</text:p>
          </table:table-cell>
          <table:table-cell office:value-type="float" office:value="38376210" table:style-name="ce4">
            <text:p>3837621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EREZ, MARCIA DANIELA</text:p>
          </table:table-cell>
          <table:table-cell office:value-type="float" office:value="42609683" table:style-name="ce4">
            <text:p>4260968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EREZ, MARINA ELIZABETH</text:p>
          </table:table-cell>
          <table:table-cell office:value-type="float" office:value="42341986" table:style-name="ce4">
            <text:p>4234198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EREZ, MAXIMILIANO</text:p>
          </table:table-cell>
          <table:table-cell office:value-type="float" office:value="37202168" table:style-name="ce4">
            <text:p>3720216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number-rows-repeated="2" table:style-name="ro1">
          <table:table-cell office:value-type="string" table:style-name="ce4">
            <text:p>PERSOGLIA, JOHANA MAGALI</text:p>
          </table:table-cell>
          <table:table-cell office:value-type="float" office:value="32246914" table:style-name="ce4">
            <text:p>3224691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ITTAU, EZEQUIEL NICOL?S</text:p>
          </table:table-cell>
          <table:table-cell office:value-type="float" office:value="38288688" table:style-name="ce4">
            <text:p>3828868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PONCE, DEBORA GISELA</text:p>
          </table:table-cell>
          <table:table-cell office:value-type="float" office:value="32452398" table:style-name="ce4">
            <text:p>3245239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QUINTANA, ROMINA MICAELA</text:p>
          </table:table-cell>
          <table:table-cell office:value-type="float" office:value="41160656" table:style-name="ce4">
            <text:p>4116065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QUINTANA, TAMARA ROC?O</text:p>
          </table:table-cell>
          <table:table-cell office:value-type="float" office:value="41848055" table:style-name="ce4">
            <text:p>4184805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QUI?ONES, MAILEN MAMERTA</text:p>
          </table:table-cell>
          <table:table-cell office:value-type="float" office:value="41943251" table:style-name="ce4">
            <text:p>4194325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AM?REZ, FLORENCIA BEATR?Z</text:p>
          </table:table-cell>
          <table:table-cell office:value-type="float" office:value="40360928" table:style-name="ce4">
            <text:p>4036092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AMIREZ, MATIAS ALEXIS</text:p>
          </table:table-cell>
          <table:table-cell office:value-type="float" office:value="39856777" table:style-name="ce4">
            <text:p>3985677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AMIREZ, SARA ELDA</text:p>
          </table:table-cell>
          <table:table-cell office:value-type="float" office:value="32259461" table:style-name="ce4">
            <text:p>3225946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AMIREZ, SHIRLI EBELYN</text:p>
          </table:table-cell>
          <table:table-cell office:value-type="float" office:value="34176640" table:style-name="ce4">
            <text:p>3417664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AMIREZ, VIVIANA NOEM?</text:p>
          </table:table-cell>
          <table:table-cell office:value-type="float" office:value="36405671" table:style-name="ce4">
            <text:p>3640567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AMOS, WALTER RAUL</text:p>
          </table:table-cell>
          <table:table-cell office:value-type="float" office:value="31215071" table:style-name="ce4">
            <text:p>3121507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INESI, MARIANELA MARIEL</text:p>
          </table:table-cell>
          <table:table-cell office:value-type="float" office:value="40361067" table:style-name="ce4">
            <text:p>4036106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IOS, VANESA LUZ</text:p>
          </table:table-cell>
          <table:table-cell office:value-type="float" office:value="33928582" table:style-name="ce4">
            <text:p>3392858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IOS, YANINA ROSA</text:p>
          </table:table-cell>
          <table:table-cell office:value-type="float" office:value="36249713" table:style-name="ce4">
            <text:p>3624971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OBERTS, JOANA BEL?N</text:p>
          </table:table-cell>
          <table:table-cell office:value-type="float" office:value="37407014" table:style-name="ce4">
            <text:p>3740701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OBLEDO, LOANA ABRIL</text:p>
          </table:table-cell>
          <table:table-cell office:value-type="float" office:value="42182277" table:style-name="ce4">
            <text:p>4218227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OJAS, LUCIANA ANABELA</text:p>
          </table:table-cell>
          <table:table-cell office:value-type="float" office:value="38978045" table:style-name="ce4">
            <text:p>3897804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OMERO, BRISA DAIANA</text:p>
          </table:table-cell>
          <table:table-cell office:value-type="float" office:value="40920588" table:style-name="ce4">
            <text:p>4092058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OMERO, DENISE ABIGAIL</text:p>
          </table:table-cell>
          <table:table-cell office:value-type="float" office:value="40361264" table:style-name="ce4">
            <text:p>4036126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OMERO, ENZO ARIEL</text:p>
          </table:table-cell>
          <table:table-cell office:value-type="float" office:value="40312205" table:style-name="ce4">
            <text:p>4031220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OMERO, MALENA ROSARIO</text:p>
          </table:table-cell>
          <table:table-cell office:value-type="float" office:value="41603361" table:style-name="ce4">
            <text:p>4160336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OMERO, MIRIAN YOLANDA</text:p>
          </table:table-cell>
          <table:table-cell office:value-type="float" office:value="31468644" table:style-name="ce4">
            <text:p>3146864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ROSA ULIANA, MARISA GRACIELA</text:p>
          </table:table-cell>
          <table:table-cell office:value-type="float" office:value="34749194" table:style-name="ce4">
            <text:p>3474919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LINA, ANA MARIA</text:p>
          </table:table-cell>
          <table:table-cell office:value-type="float" office:value="42038717" table:style-name="ce4">
            <text:p>4203871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LINA, BETIANA NOEMI</text:p>
          </table:table-cell>
          <table:table-cell office:value-type="float" office:value="35130348" table:style-name="ce4">
            <text:p>3513034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LPIETRO, YAMIL WILFREDO</text:p>
          </table:table-cell>
          <table:table-cell office:value-type="float" office:value="37579868" table:style-name="ce4">
            <text:p>3757986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NCHEZ, AGUSTINA DANIELA</text:p>
          </table:table-cell>
          <table:table-cell office:value-type="float" office:value="37855348" table:style-name="ce4">
            <text:p>3785534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NCHEZ, DULCE MARIA</text:p>
          </table:table-cell>
          <table:table-cell office:value-type="float" office:value="36671090" table:style-name="ce4">
            <text:p>3667109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?NCHEZ, EZEQUIEL ELIAS</text:p>
          </table:table-cell>
          <table:table-cell office:value-type="float" office:value="41288560" table:style-name="ce4">
            <text:p>4128856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NCHEZ, MACARENA ELIZABET</text:p>
          </table:table-cell>
          <table:table-cell office:value-type="float" office:value="38817938" table:style-name="ce4">
            <text:p>3881793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NCHEZ, MICAELA TAMARA</text:p>
          </table:table-cell>
          <table:table-cell office:value-type="float" office:value="39499566" table:style-name="ce4">
            <text:p>3949956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NCHEZ, MILAGROS LORELEY</text:p>
          </table:table-cell>
          <table:table-cell office:value-type="float" office:value="38818382" table:style-name="ce4">
            <text:p>3881838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NCHEZ, NOELIA ISABEL</text:p>
          </table:table-cell>
          <table:table-cell office:value-type="float" office:value="32225123" table:style-name="ce4">
            <text:p>3222512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NDOVAL, CAREN DAIANA</text:p>
          </table:table-cell>
          <table:table-cell office:value-type="float" office:value="39245916" table:style-name="ce4">
            <text:p>3924591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number-rows-repeated="2" table:style-name="ro1">
          <table:table-cell office:value-type="string" table:style-name="ce4">
            <text:p>SANDOVAL, CARLA ANDREA</text:p>
          </table:table-cell>
          <table:table-cell office:value-type="float" office:value="39856954" table:style-name="ce4">
            <text:p>3985695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UCEDO, AGUEDA ROCIO</text:p>
          </table:table-cell>
          <table:table-cell office:value-type="float" office:value="33022613" table:style-name="ce4">
            <text:p>3302261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AUCEDO, GABRIEL OSVALDO</text:p>
          </table:table-cell>
          <table:table-cell office:value-type="float" office:value="37579949" table:style-name="ce4">
            <text:p>3757994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EGOVIA, MALENA MARISOL</text:p>
          </table:table-cell>
          <table:table-cell office:value-type="float" office:value="40360999" table:style-name="ce4">
            <text:p>4036099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NAIDER, MARIA SOL</text:p>
          </table:table-cell>
          <table:table-cell office:value-type="float" office:value="34469816" table:style-name="ce4">
            <text:p>3446981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NAIDER, NADIA EVELYN</text:p>
          </table:table-cell>
          <table:table-cell office:value-type="float" office:value="28567522" table:style-name="ce4">
            <text:p>2856752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ORIA, KATHERINE MONICA</text:p>
          </table:table-cell>
          <table:table-cell office:value-type="float" office:value="41646334" table:style-name="ce4">
            <text:p>4164633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OSA, ALEJANDRA PAOLA</text:p>
          </table:table-cell>
          <table:table-cell office:value-type="float" office:value="38818251" table:style-name="ce4">
            <text:p>3881825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OSA, CLAUDIA BEATRIZ</text:p>
          </table:table-cell>
          <table:table-cell office:value-type="float" office:value="33105630" table:style-name="ce4">
            <text:p>3310563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TEKETEE, BIBIANA SOLEDAD</text:p>
          </table:table-cell>
          <table:table-cell office:value-type="float" office:value="35769086" table:style-name="ce4">
            <text:p>3576908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UAREZ, AMER ARIEL</text:p>
          </table:table-cell>
          <table:table-cell office:value-type="float" office:value="41633902" table:style-name="ce4">
            <text:p>41633902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UAREZ, JOSE ANTONIO</text:p>
          </table:table-cell>
          <table:table-cell office:value-type="float" office:value="39857931" table:style-name="ce4">
            <text:p>3985793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UAREZ, SOLANGE AINAL?N</text:p>
          </table:table-cell>
          <table:table-cell office:value-type="float" office:value="41633948" table:style-name="ce4">
            <text:p>4163394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SUAREZ, ULISES NAHUEL</text:p>
          </table:table-cell>
          <table:table-cell office:value-type="float" office:value="39856948" table:style-name="ce4">
            <text:p>3985694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TOMADIN, ISABEL ALICIA</text:p>
          </table:table-cell>
          <table:table-cell office:value-type="float" office:value="25733209" table:style-name="ce4">
            <text:p>2573320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TOMADIN, LORENA LUISA</text:p>
          </table:table-cell>
          <table:table-cell office:value-type="float" office:value="40920584" table:style-name="ce4">
            <text:p>4092058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TORRES, LILIANA MAGALI</text:p>
          </table:table-cell>
          <table:table-cell office:value-type="float" office:value="42182017" table:style-name="ce4">
            <text:p>4218201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TORRES, LUCIANA EVELYN</text:p>
          </table:table-cell>
          <table:table-cell office:value-type="float" office:value="31468784" table:style-name="ce4">
            <text:p>3146878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ALLEJOS, BRIAN ENZO</text:p>
          </table:table-cell>
          <table:table-cell office:value-type="float" office:value="41160620" table:style-name="ce4">
            <text:p>4116062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ALLEJOS, CINTIA DAIANA</text:p>
          </table:table-cell>
          <table:table-cell office:value-type="float" office:value="40311475" table:style-name="ce4">
            <text:p>4031147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ALLEJOS, DAIANA MARICEL</text:p>
          </table:table-cell>
          <table:table-cell office:value-type="float" office:value="36405686" table:style-name="ce4">
            <text:p>3640568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ALLEJOS, LUCIANA BELEN</text:p>
          </table:table-cell>
          <table:table-cell office:value-type="float" office:value="39126068" table:style-name="ce4">
            <text:p>3912606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ALLEJOS, PRISCILA MARCELA</text:p>
          </table:table-cell>
          <table:table-cell office:value-type="float" office:value="41732478" table:style-name="ce4">
            <text:p>4173247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ALLEJOS, TAMARA NOEMI</text:p>
          </table:table-cell>
          <table:table-cell office:value-type="float" office:value="38288583" table:style-name="ce4">
            <text:p>3828858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EGA, NICOLAS EMANUEL</text:p>
          </table:table-cell>
          <table:table-cell office:value-type="float" office:value="39245948" table:style-name="ce4">
            <text:p>3924594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ELASQUEZ, SOLEDAD IVANA</text:p>
          </table:table-cell>
          <table:table-cell office:value-type="float" office:value="35392231" table:style-name="ce4">
            <text:p>3539223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ELOZO, GUSTAVO RAM?N</text:p>
          </table:table-cell>
          <table:table-cell office:value-type="float" office:value="23757305" table:style-name="ce4">
            <text:p>23757305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ERA, MARCOS ANIBAL</text:p>
          </table:table-cell>
          <table:table-cell office:value-type="float" office:value="41603377" table:style-name="ce4">
            <text:p>4160337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ERA, YAMILA NOEM?</text:p>
          </table:table-cell>
          <table:table-cell office:value-type="float" office:value="40361024" table:style-name="ce4">
            <text:p>40361024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ERGARA, JANINA VANESA</text:p>
          </table:table-cell>
          <table:table-cell office:value-type="float" office:value="32259497" table:style-name="ce4">
            <text:p>32259497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ERNAZZA, BETIANA ELISABET</text:p>
          </table:table-cell>
          <table:table-cell office:value-type="float" office:value="32225021" table:style-name="ce4">
            <text:p>3222502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ER?N, MARIANELA CINTIA BEATRIZ</text:p>
          </table:table-cell>
          <table:table-cell office:value-type="float" office:value="36249743" table:style-name="ce4">
            <text:p>3624974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ER?N, SUSANA ALICIA</text:p>
          </table:table-cell>
          <table:table-cell office:value-type="float" office:value="24470388" table:style-name="ce4">
            <text:p>24470388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VILLALBA, ANA MAR?A</text:p>
          </table:table-cell>
          <table:table-cell office:value-type="float" office:value="34225970" table:style-name="ce4">
            <text:p>3422597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WALTTER, NATALIA ROXANA</text:p>
          </table:table-cell>
          <table:table-cell office:value-type="float" office:value="34469970" table:style-name="ce4">
            <text:p>3446997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WINKLER, JULIAN ANDRES</text:p>
          </table:table-cell>
          <table:table-cell office:value-type="float" office:value="41658139" table:style-name="ce4">
            <text:p>41658139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WINKLER, MAR?A EUGENIA</text:p>
          </table:table-cell>
          <table:table-cell office:value-type="float" office:value="39856923" table:style-name="ce4">
            <text:p>3985692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WIRTH, IV?N GAST?N</text:p>
          </table:table-cell>
          <table:table-cell office:value-type="float" office:value="42182031" table:style-name="ce4">
            <text:p>42182031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YEBARA, AIL?N BETANIA</text:p>
          </table:table-cell>
          <table:table-cell office:value-type="float" office:value="40920526" table:style-name="ce4">
            <text:p>40920526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ZARATE, GEORGINA ELIZABETH</text:p>
          </table:table-cell>
          <table:table-cell office:value-type="float" office:value="40360910" table:style-name="ce4">
            <text:p>40360910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style-name="ro1">
          <table:table-cell office:value-type="string" table:style-name="ce4">
            <text:p>Z?RATE, JOANA SOLEDAD</text:p>
          </table:table-cell>
          <table:table-cell office:value-type="float" office:value="39856813" table:style-name="ce4">
            <text:p>39856813</text:p>
          </table:table-cell>
          <table:table-cell table:style-name="ce4"/>
          <table:table-cell table:number-columns-repeated="251" table:style-name="ce2"/>
          <table:table-cell table:number-columns-repeated="16128" table:style-name="ce1"/>
          <table:table-cell table:style-name="ce2"/>
          <table:table-cell table:style-name="ce1"/>
        </table:table-row>
        <table:table-row table:number-rows-repeated="104828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style:region-center>
          <text:p>PADRON ALUMNOS REGULARES 2018 ISP63</text:p>
        </style:region-center>
        <style:region-right>
          <text:p><text:page-number>1</text:page-number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hpMyAdmin 4.6.5.2</meta:initial-creator>
    <dc:creator>Ing. Analía Casali</dc:creator>
    <meta:creation-date>2018-06-29T21:49:59Z</meta:creation-date>
    <dc:date>2018-06-29T19:53:46Z</dc:date>
  </office:meta>
</office:document-meta>
</file>